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2665in"/>
    </style:style>
    <style:style style:name="co13" style:family="table-column">
      <style:table-column-properties fo:break-before="auto" style:column-width="0.961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ff3333" style:font-name="Arial"/>
    </style:style>
    <style:style style:name="ce24" style:family="table-cell" style:parent-style-name="Default">
      <style:text-properties fo:color="#ff6666" style:font-name="Arial"/>
    </style:style>
    <style:style style:name="ce25" style:family="table-cell" style:parent-style-name="Default">
      <style:text-properties fo:color="#ff0000" style:font-name="Arial"/>
    </style:style>
    <style:style style:name="ce26" style:family="table-cell" style:parent-style-name="Default">
      <style:text-properties fo:color="#ff6600" style:font-name="Arial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19"/>
        <table:table-column table:style-name="co1" table:default-cell-style-name="ce27"/>
        <table:table-column table:style-name="co8" table:default-cell-style-name="ce31"/>
        <table:table-column table:style-name="co1" table:default-cell-style-name="Default"/>
        <table:table-column table:style-name="co12" table:default-cell-style-name="ce28"/>
        <table:table-column table:style-name="co13" table:default-cell-style-name="Default"/>
        <table:table-column table:style-name="co14" table:default-cell-style-name="ce36"/>
        <table:table-column table:style-name="co1" table:default-cell-style-name="ce8"/>
        <table:table-column table:style-name="co15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adjective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adjectiv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string">
            <text:p>adjectiv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adjectiv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i</text:p>
          </table:table-cell>
          <table:table-cell office:value-type="string">
            <text:p>adverb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so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preposition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28])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2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i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favor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ea</text:p>
          </table:table-cell>
          <table:table-cell office:value-type="string">
            <text:p>preposition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5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6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t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7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</text:p>
          </table:table-cell>
          <table:table-cell office:value-type="string">
            <text:p>verb</text:p>
          </table:table-cell>
          <table:table-cell table:style-name="ce20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nt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rs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9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1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1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1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1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1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1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1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1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1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1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preposition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om</text:p>
          </table:table-cell>
          <table:table-cell office:value-type="string">
            <text:p>preposition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1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1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1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11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11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table:style-name="ce20" office:value-type="string">
            <text:p>ask 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1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1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1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u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1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1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1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1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su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1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1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1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1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1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1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1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1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1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1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1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1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mot</text:p>
          </table:table-cell>
          <table:table-cell office:value-type="string">
            <text:p>preposition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1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1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1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1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1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1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0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1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1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0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1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1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1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1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1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1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1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1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e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2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2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2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2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21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0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2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2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2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1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2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2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2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2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2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22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2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2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3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3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3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23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2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24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2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2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2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2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24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24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2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25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25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2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25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25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2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2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26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2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2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2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2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2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2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2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2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2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2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2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2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2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2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2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2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2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2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2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2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2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2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2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2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2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2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3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3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3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3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3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3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g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3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3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31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3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3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3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3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3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3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3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3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3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3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3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3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3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3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3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3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3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3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3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3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3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3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3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3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3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3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3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3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3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3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3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3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3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3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3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3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3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3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3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3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3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3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3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3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3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3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3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3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3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3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3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3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3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3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3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3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3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3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3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3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3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3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3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3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4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4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4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4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4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4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4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4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4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4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4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41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4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4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4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4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4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4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4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4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4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4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4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4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4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4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4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4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4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4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4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4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4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4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44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4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4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4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44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4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4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4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4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4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4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4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4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4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4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4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4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4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4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4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4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4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4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4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4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4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4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4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4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4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4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4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4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48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2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3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4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4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4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4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4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49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3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4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3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49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2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4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4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4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5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50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 table:style-name="ce22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502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50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5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50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50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5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2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50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3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5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5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 table:style-name="ce25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5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5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3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0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5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5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52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5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5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527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table:style-name="ce22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52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5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6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5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532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2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5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53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5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table:style-name="ce20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53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3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0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3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0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540])" office:value-type="float" office:value="5">
            <text:p>5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0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0" office:value-type="string">
            <text:p>be able 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54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0" office:value-type="string">
            <text:p>be 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54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0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0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54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0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0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0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4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0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0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0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0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5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0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55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0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0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0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55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0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557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0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55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0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5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0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0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0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6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0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0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0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6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0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0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0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0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6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0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7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0" office:value-type="string">
            <text:p>get 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0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7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0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0" office:value-type="string">
            <text:p>go 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0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table:style-name="ce20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table:style-name="ce20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7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0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8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ha</text:p>
          </table:table-cell>
          <table:table-cell office:value-type="string">
            <text:p>verb</text:p>
          </table:table-cell>
          <table:table-cell table:style-name="ce20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0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8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0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0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0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0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0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0" office:value-type="string">
            <text:p>look 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8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0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0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9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0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0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0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0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9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0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0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0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0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0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0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6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0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601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0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0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0" office:value-type="string">
            <text:p>return/come 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6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0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605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0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0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60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0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0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60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0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61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0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0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0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61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0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6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0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0" office:value-type="string">
            <text:p>take 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0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0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0" office:value-type="string">
            <text:p>turn 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0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0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0" office:value-type="string">
            <text:p>watch/look 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22])" office:value-type="float" office:value="4">
            <text:p>4</text:p>
          </table:table-cell>
          <table:table-cell table:number-columns-repeated="1008"/>
        </table:table-row>
        <table:table-row table:style-name="ro2" table:number-rows-repeated="104795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2">
          <table:sort>
            <table:sort-by table:field-number="11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9/30/2019</text:date>, <text:time>18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30T18:02:48.34</dc:date>
    <meta:editing-duration>P2DT15H49M7S</meta:editing-duration>
    <meta:editing-cycles>44</meta:editing-cycles>
    <meta:document-statistic meta:table-count="10" meta:cell-count="7924" meta:object-count="0"/>
  </office:meta>
</office:document-meta>
</file>